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e3436" style:text-outline="false" style:text-line-through-style="none" style:text-line-through-type="none" style:font-name="Ubuntu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8pt" style:language-asian="zh" style:country-asian="CN" style:font-style-asian="normal" style:font-weight-asian="normal" style:font-name-complex="Ubuntu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e3436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denadas PNG -&gt; GPS" table:style-name="ta1">
        <table:shapes>
          <draw:frame draw:z-index="0" draw:style-name="gr1" draw:text-style-name="P1" svg:width="188.43mm" svg:height="148.75mm" svg:x="189.45mm" svg:y="77.77mm">
            <draw:object draw:notify-on-update-of-ranges="'Coodenadas PNG -&gt; GPS'.A3:'Coodenadas PNG -&gt; GPS'.A14 'Coodenadas PNG -&gt; GPS'.D3:'Coodenadas PNG -&gt; GPS'.D14 'Coodenadas PNG -&gt; GPS'.A3:'Coodenadas PNG -&gt; GPS'.A14 'Coodenadas PNG -&gt; GPS'.E3:'Coodenadas PNG -&gt; GPS'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8.47mm" svg:height="155.68mm" svg:x="5.2mm" svg:y="75.98mm">
            <draw:object draw:notify-on-update-of-ranges="'Coodenadas PNG -&gt; GPS'.A3:'Coodenadas PNG -&gt; GPS'.A14 'Coodenadas PNG -&gt; GPS'.C3:'Coodenadas PNG -&gt; GPS'.C14 'Coodenadas PNG -&gt; GPS'.A3:'Coodenadas PNG -&gt; GPS'.A14 'Coodenadas PNG -&gt; GPS'.B3:'Coodenadas PNG -&gt; GPS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3" office:value-type="string" calcext:value-type="string">
            <text:p>Coordenadas GPS aproximadas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Posição em pixels (PNG)</text:p>
          </table:table-cell>
          <table:covered-table-cell table:style-name="ce11"/>
          <table:table-cell/>
          <table:table-cell office:value-type="string" calcext:value-type="string">
            <text:p>localização das estações de medição:</text:p>
          </table:table-cell>
        </table:table-row>
        <table:table-row table:style-name="ro1">
          <table:table-cell office:value-type="string" calcext:value-type="string">
            <text:p>escala</text:p>
          </table:table-cell>
          <table:table-cell table:style-name="ce4" table:formula="of:=[.B16]/[.E16]" office:value-type="float" office:value="0.000348281081081101" calcext:value-type="float">
            <text:p>0,000348281081081</text:p>
          </table:table-cell>
          <table:table-cell table:style-name="ce4" table:formula="of:=[.C16]/[.D16]" office:value-type="float" office:value="0.000357948275862073" calcext:value-type="float">
            <text:p>0,000357948275862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/>
          <table:table-cell office:value-type="string" calcext:value-type="string">
            <text:p>https://www.mdpi.com/1660-4601/12/10/12264/htm </text:p>
          </table:table-cell>
        </table:table-row>
        <table:table-row table:style-name="ro1">
          <table:table-cell table:style-name="ce1" office:value-type="string" calcext:value-type="string">
            <text:p>Aotizhongxin</text:p>
          </table:table-cell>
          <table:table-cell table:style-name="ce1" office:value-type="float" office:value="39.986369" calcext:value-type="float">
            <text:p>39,986369</text:p>
          </table:table-cell>
          <table:table-cell table:style-name="ce1" office:value-type="float" office:value="116.399883" calcext:value-type="float">
            <text:p>116,399883</text:p>
          </table:table-cell>
          <table:table-cell office:value-type="float" office:value="1711" calcext:value-type="float">
            <text:p>1711</text:p>
          </table:table-cell>
          <table:table-cell office:value-type="float" office:value="-1446" calcext:value-type="float">
            <text:p>-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ping</text:p>
          </table:table-cell>
          <table:table-cell table:formula="of:=([.E4]-[.$E$8])*[.$B$2]+[.$B$8]" office:value-type="float" office:value="40.2078757675676" calcext:value-type="float">
            <text:p>40,2078757675676</text:p>
          </table:table-cell>
          <table:table-cell table:formula="of:=([.D4]-[.$D$8])*[.$C$2]+[.$C$8]" office:value-type="float" office:value="116.233079103448" calcext:value-type="float">
            <text:p>116,233079103448</text:p>
          </table:table-cell>
          <table:table-cell office:value-type="float" office:value="1245" calcext:value-type="float">
            <text:p>1245</text:p>
          </table:table-cell>
          <table:table-cell office:value-type="float" office:value="-810" calcext:value-type="float">
            <text:p>-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ling</text:p>
          </table:table-cell>
          <table:table-cell table:formula="of:=([.E5]-[.$E$8])*[.$B$2]+[.$B$8]" office:value-type="float" office:value="40.2778802648649" calcext:value-type="float">
            <text:p>40,2778802648649</text:p>
          </table:table-cell>
          <table:table-cell table:formula="of:=([.D5]-[.$D$8])*[.$C$2]+[.$C$8]" office:value-type="float" office:value="116.2234145" calcext:value-type="float">
            <text:p>116,2234145</text:p>
          </table:table-cell>
          <table:table-cell office:value-type="float" office:value="1218" calcext:value-type="float">
            <text:p>1218</text:p>
          </table:table-cell>
          <table:table-cell office:value-type="float" office:value="-609" calcext:value-type="float">
            <text:p>-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gsi</text:p>
          </table:table-cell>
          <table:table-cell table:formula="of:=([.E6]-[.$E$8])*[.$B$2]+[.$B$8]" office:value-type="float" office:value="39.9337785567568" calcext:value-type="float">
            <text:p>39,9337785567568</text:p>
          </table:table-cell>
          <table:table-cell table:formula="of:=([.D6]-[.$D$8])*[.$C$2]+[.$C$8]" office:value-type="float" office:value="116.417422465517" calcext:value-type="float">
            <text:p>116,417422465517</text:p>
          </table:table-cell>
          <table:table-cell office:value-type="float" office:value="1760" calcext:value-type="float">
            <text:p>1760</text:p>
          </table:table-cell>
          <table:table-cell office:value-type="float" office:value="-1597" calcext:value-type="float">
            <text:p>-1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nyuan</text:p>
          </table:table-cell>
          <table:table-cell table:formula="of:=([.E7]-[.$E$8])*[.$B$2]+[.$B$8]" office:value-type="float" office:value="39.9365648054054" calcext:value-type="float">
            <text:p>39,9365648054054</text:p>
          </table:table-cell>
          <table:table-cell table:formula="of:=([.D7]-[.$D$8])*[.$C$2]+[.$C$8]" office:value-type="float" office:value="116.344043068966" calcext:value-type="float">
            <text:p>116,344043068966</text:p>
          </table:table-cell>
          <table:table-cell office:value-type="float" office:value="1555" calcext:value-type="float">
            <text:p>1555</text:p>
          </table:table-cell>
          <table:table-cell office:value-type="float" office:value="-1589" calcext:value-type="float">
            <text:p>-15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ucheng</text:p>
          </table:table-cell>
          <table:table-cell table:style-name="ce1" office:value-type="float" office:value="39.921937" calcext:value-type="float">
            <text:p>39,921937</text:p>
          </table:table-cell>
          <table:table-cell table:style-name="ce1" office:value-type="float" office:value="116.192273" calcext:value-type="float">
            <text:p>116,192273</text:p>
          </table:table-cell>
          <table:table-cell office:value-type="float" office:value="1131" calcext:value-type="float">
            <text:p>1131</text:p>
          </table:table-cell>
          <table:table-cell office:value-type="float" office:value="-1631" calcext:value-type="float">
            <text:p>-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airou</text:p>
          </table:table-cell>
          <table:table-cell table:formula="of:=([.E9]-[.$E$8])*[.$B$2]+[.$B$8]" office:value-type="float" office:value="40.3134049351352" calcext:value-type="float">
            <text:p>40,3134049351352</text:p>
          </table:table-cell>
          <table:table-cell table:formula="of:=([.D9]-[.$D$8])*[.$C$2]+[.$C$8]" office:value-type="float" office:value="116.620737086207" calcext:value-type="float">
            <text:p>116,620737086207</text:p>
          </table:table-cell>
          <table:table-cell office:value-type="float" office:value="2328" calcext:value-type="float">
            <text:p>2328</text:p>
          </table:table-cell>
          <table:table-cell office:value-type="float" office:value="-507" calcext:value-type="float">
            <text:p>-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gzhanguan</text:p>
          </table:table-cell>
          <table:table-cell table:formula="of:=([.E10]-[.$E$8])*[.$B$2]+[.$B$8]" office:value-type="float" office:value="39.9417890216216" calcext:value-type="float">
            <text:p>39,9417890216216</text:p>
          </table:table-cell>
          <table:table-cell table:formula="of:=([.D10]-[.$D$8])*[.$C$2]+[.$C$8]" office:value-type="float" office:value="116.462166" calcext:value-type="float">
            <text:p>116,462166</text:p>
          </table:table-cell>
          <table:table-cell office:value-type="float" office:value="1885" calcext:value-type="float">
            <text:p>1885</text:p>
          </table:table-cell>
          <table:table-cell office:value-type="float" office:value="-1574" calcext:value-type="float">
            <text:p>-1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nyi</text:p>
          </table:table-cell>
          <table:table-cell table:formula="of:=([.E11]-[.$E$8])*[.$B$2]+[.$B$8]" office:value-type="float" office:value="40.1211537783784" calcext:value-type="float">
            <text:p>40,1211537783784</text:p>
          </table:table-cell>
          <table:table-cell table:formula="of:=([.D11]-[.$D$8])*[.$C$2]+[.$C$8]" office:value-type="float" office:value="116.647583206897" calcext:value-type="float">
            <text:p>116,647583206897</text:p>
          </table:table-cell>
          <table:table-cell office:value-type="float" office:value="2403" calcext:value-type="float">
            <text:p>2403</text:p>
          </table:table-cell>
          <table:table-cell office:value-type="float" office:value="-1059" calcext:value-type="float">
            <text:p>-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ntan</text:p>
          </table:table-cell>
          <table:table-cell table:formula="of:=([.E12]-[.$E$8])*[.$B$2]+[.$B$8]" office:value-type="float" office:value="39.9006918540541" calcext:value-type="float">
            <text:p>39,9006918540541</text:p>
          </table:table-cell>
          <table:table-cell table:formula="of:=([.D12]-[.$D$8])*[.$C$2]+[.$C$8]" office:value-type="float" office:value="116.409189655172" calcext:value-type="float">
            <text:p>116,409189655172</text:p>
          </table:table-cell>
          <table:table-cell office:value-type="float" office:value="1737" calcext:value-type="float">
            <text:p>1737</text:p>
          </table:table-cell>
          <table:table-cell office:value-type="float" office:value="-1692" calcext:value-type="float">
            <text:p>-16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anliu</text:p>
          </table:table-cell>
          <table:table-cell table:formula="of:=([.E13]-[.$E$8])*[.$B$2]+[.$B$8]" office:value-type="float" office:value="39.9891552486487" calcext:value-type="float">
            <text:p>39,9891552486487</text:p>
          </table:table-cell>
          <table:table-cell table:formula="of:=([.D13]-[.$D$8])*[.$C$2]+[.$C$8]" office:value-type="float" office:value="116.291424672414" calcext:value-type="float">
            <text:p>116,291424672414</text:p>
          </table:table-cell>
          <table:table-cell office:value-type="float" office:value="1408" calcext:value-type="float">
            <text:p>1408</text:p>
          </table:table-cell>
          <table:table-cell office:value-type="float" office:value="-1438" calcext:value-type="float">
            <text:p>-1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shouxigong</text:p>
          </table:table-cell>
          <table:table-cell table:formula="of:=([.E14]-[.$E$8])*[.$B$2]+[.$B$8]" office:value-type="float" office:value="39.8888502972973" calcext:value-type="float">
            <text:p>39,8888502972973</text:p>
          </table:table-cell>
          <table:table-cell table:formula="of:=([.D14]-[.$D$8])*[.$C$2]+[.$C$8]" office:value-type="float" office:value="116.355139465517" calcext:value-type="float">
            <text:p>116,355139465517</text:p>
          </table:table-cell>
          <table:table-cell office:value-type="float" office:value="1586" calcext:value-type="float">
            <text:p>1586</text:p>
          </table:table-cell>
          <table:table-cell office:value-type="float" office:value="-1726" calcext:value-type="float">
            <text:p>-172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3]-[.B8]" office:value-type="float" office:value="0.0644320000000036" calcext:value-type="float">
            <text:p>0,064432000000004</text:p>
          </table:table-cell>
          <table:table-cell table:formula="of:=[.C3]-[.C8]" office:value-type="float" office:value="0.207610000000003" calcext:value-type="float">
            <text:p>0,207610000000003</text:p>
          </table:table-cell>
          <table:table-cell table:formula="of:=[.D3]-[.D8]" office:value-type="float" office:value="580" calcext:value-type="float">
            <text:p>580</text:p>
          </table:table-cell>
          <table:table-cell table:formula="of:=[.E3]-[.E8]" office:value-type="float" office:value="185" calcext:value-type="float">
            <text:p>1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6:55:34.7449669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16:55:47.501468751</dc:date>
    <meta:editing-duration>PT18M18S</meta:editing-duration>
    <meta:editing-cycles>4</meta:editing-cycles>
    <meta:generator>LibreOffice/6.0.7.3$Linux_X86_64 LibreOffice_project/00m0$Build-3</meta:generator>
    <meta:document-statistic meta:table-count="1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48cm" svg:height="15.569cm" xlink:href=".." xlink:type="simple" chart:class="chart:scatter" chart:style-name="ch1">
        <chart:plot-area chart:style-name="ch2" table:cell-range-address="'Coodenadas PNG -&gt; GPS'.A3:'Coodenadas PNG -&gt; GPS'.C14" chart:data-source-has-labels="both" svg:x="0.356cm" svg:y="0.311cm" svg:width="17.136cm" svg:height="14.947cm">
          <chartooo:coordinate-region svg:x="1.268cm" svg:y="0.51cm" svg:width="15.799cm" svg:height="14.101cm"/>
          <chart:axis chart:dimension="x" chart:name="primary-x" chart:style-name="ch3" chartooo:axis-type="auto">
            <chart:categories table:cell-range-address="'Coodenadas PNG -&gt; GPS'.A3:'Coodenadas PNG -&gt; GPS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odenadas PNG -&gt; GPS'.B3:'Coodenadas PNG -&gt; GPS'.B14" chart:label-cell-address="'Coodenadas PNG -&gt; GPS'.A3:'Coodenadas PNG -&gt; GPS'.A14" chart:class="chart:scatter">
            <chart:domain table:cell-range-address="'Coodenadas PNG -&gt; GPS'.C3:'Coodenadas PNG -&gt; GPS'.C14"/>
            <chart:data-point chart:repeated="4"/>
            <chart:data-point chart:style-name="ch7"/>
            <chart:data-point chart:repeated="5"/>
            <chart:data-point chart:style-name="ch7"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Aotizhongxin Changping Dingling Dongsi Guanyuan Gucheng Huairou Nongzhanguan Shunyi Tiantan Wanliu Wanshouxigong</text:p>
                <text:list>
                  <text:list-item>
                    <text:p>Aotizhongxin</text:p>
                  </text:list-item>
                  <text:list-item>
                    <text:p>Changping</text:p>
                  </text:list-item>
                  <text:list-item>
                    <text:p>Dingling</text:p>
                  </text:list-item>
                  <text:list-item>
                    <text:p>Dongsi</text:p>
                  </text:list-item>
                  <text:list-item>
                    <text:p>Guanyuan</text:p>
                  </text:list-item>
                  <text:list-item>
                    <text:p>Gucheng</text:p>
                  </text:list-item>
                  <text:list-item>
                    <text:p>Huairou</text:p>
                  </text:list-item>
                  <text:list-item>
                    <text:p>Nongzhanguan</text:p>
                  </text:list-item>
                  <text:list-item>
                    <text:p>Shunyi</text:p>
                  </text:list-item>
                  <text:list-item>
                    <text:p>Tiantan</text:p>
                  </text:list-item>
                  <text:list-item>
                    <text:p>Wanliu</text:p>
                  </text:list-item>
                  <text:list-item>
                    <text:p>Wanshouxigong</text:p>
                  </text:list-item>
                </text:list>
                <draw:g>
                  <svg:desc>'Coodenadas PNG -&gt; GPS'.A3:'Coodenadas PNG -&gt; GPS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otizhongxin</text:p>
                <draw:g>
                  <svg:desc>'Coodenadas PNG -&gt; GPS'.A3:'Coodenadas PNG -&gt; GPS'.A14</svg:desc>
                </draw:g>
              </table:table-cell>
              <table:table-cell office:value-type="float" office:value="116.399883">
                <text:p>116.399883</text:p>
                <draw:g>
                  <svg:desc>'Coodenadas PNG -&gt; GPS'.C3:'Coodenadas PNG -&gt; GPS'.C14</svg:desc>
                </draw:g>
              </table:table-cell>
              <table:table-cell office:value-type="float" office:value="39.986369">
                <text:p>39.986369</text:p>
                <draw:g>
                  <svg:desc>'Coodenadas PNG -&gt; GPS'.B3:'Coodenadas PNG -&gt; GPS'.B14</svg:desc>
                </draw:g>
              </table:table-cell>
            </table:table-row>
            <table:table-row>
              <table:table-cell office:value-type="string">
                <text:p>Changping</text:p>
              </table:table-cell>
              <table:table-cell office:value-type="float" office:value="116.233079103448">
                <text:p>116.233079103448</text:p>
              </table:table-cell>
              <table:table-cell office:value-type="float" office:value="40.2078757675676">
                <text:p>40.2078757675676</text:p>
              </table:table-cell>
            </table:table-row>
            <table:table-row>
              <table:table-cell office:value-type="string">
                <text:p>Dingling</text:p>
              </table:table-cell>
              <table:table-cell office:value-type="float" office:value="116.2234145">
                <text:p>116.2234145</text:p>
              </table:table-cell>
              <table:table-cell office:value-type="float" office:value="40.2778802648649">
                <text:p>40.2778802648649</text:p>
              </table:table-cell>
            </table:table-row>
            <table:table-row>
              <table:table-cell office:value-type="string">
                <text:p>Dongsi</text:p>
              </table:table-cell>
              <table:table-cell office:value-type="float" office:value="116.417422465517">
                <text:p>116.417422465517</text:p>
              </table:table-cell>
              <table:table-cell office:value-type="float" office:value="39.9337785567568">
                <text:p>39.9337785567568</text:p>
              </table:table-cell>
            </table:table-row>
            <table:table-row>
              <table:table-cell office:value-type="string">
                <text:p>Guanyuan</text:p>
              </table:table-cell>
              <table:table-cell office:value-type="float" office:value="116.344043068966">
                <text:p>116.344043068966</text:p>
              </table:table-cell>
              <table:table-cell office:value-type="float" office:value="39.9365648054054">
                <text:p>39.9365648054054</text:p>
              </table:table-cell>
            </table:table-row>
            <table:table-row>
              <table:table-cell office:value-type="string">
                <text:p>Gucheng</text:p>
              </table:table-cell>
              <table:table-cell office:value-type="float" office:value="116.192273">
                <text:p>116.192273</text:p>
              </table:table-cell>
              <table:table-cell office:value-type="float" office:value="39.921937">
                <text:p>39.921937</text:p>
              </table:table-cell>
            </table:table-row>
            <table:table-row>
              <table:table-cell office:value-type="string">
                <text:p>Huairou</text:p>
              </table:table-cell>
              <table:table-cell office:value-type="float" office:value="116.620737086207">
                <text:p>116.620737086207</text:p>
              </table:table-cell>
              <table:table-cell office:value-type="float" office:value="40.3134049351352">
                <text:p>40.3134049351352</text:p>
              </table:table-cell>
            </table:table-row>
            <table:table-row>
              <table:table-cell office:value-type="string">
                <text:p>Nongzhanguan</text:p>
              </table:table-cell>
              <table:table-cell office:value-type="float" office:value="116.462166">
                <text:p>116.462166</text:p>
              </table:table-cell>
              <table:table-cell office:value-type="float" office:value="39.9417890216216">
                <text:p>39.9417890216216</text:p>
              </table:table-cell>
            </table:table-row>
            <table:table-row>
              <table:table-cell office:value-type="string">
                <text:p>Shunyi</text:p>
              </table:table-cell>
              <table:table-cell office:value-type="float" office:value="116.647583206897">
                <text:p>116.647583206897</text:p>
              </table:table-cell>
              <table:table-cell office:value-type="float" office:value="40.1211537783784">
                <text:p>40.1211537783784</text:p>
              </table:table-cell>
            </table:table-row>
            <table:table-row>
              <table:table-cell office:value-type="string">
                <text:p>Tiantan</text:p>
              </table:table-cell>
              <table:table-cell office:value-type="float" office:value="116.409189655172">
                <text:p>116.409189655172</text:p>
              </table:table-cell>
              <table:table-cell office:value-type="float" office:value="39.9006918540541">
                <text:p>39.9006918540541</text:p>
              </table:table-cell>
            </table:table-row>
            <table:table-row>
              <table:table-cell office:value-type="string">
                <text:p>Wanliu</text:p>
              </table:table-cell>
              <table:table-cell office:value-type="float" office:value="116.291424672414">
                <text:p>116.291424672414</text:p>
              </table:table-cell>
              <table:table-cell office:value-type="float" office:value="39.9891552486487">
                <text:p>39.9891552486487</text:p>
              </table:table-cell>
            </table:table-row>
            <table:table-row>
              <table:table-cell office:value-type="string">
                <text:p>Wanshouxigong</text:p>
              </table:table-cell>
              <table:table-cell office:value-type="float" office:value="116.355139465517">
                <text:p>116.355139465517</text:p>
              </table:table-cell>
              <table:table-cell office:value-type="float" office:value="39.8888502972973">
                <text:p>39.8888502972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44cm" svg:height="14.876cm" xlink:href=".." xlink:type="simple" chart:class="chart:scatter" chart:style-name="ch1">
        <chart:plot-area chart:style-name="ch2" table:cell-range-address="'Coodenadas PNG -&gt; GPS'.A3:'Coodenadas PNG -&gt; GPS'.A14 'Coodenadas PNG -&gt; GPS'.D3:'Coodenadas PNG -&gt; GPS'.E14" chart:data-source-has-labels="both" svg:x="0.505cm" svg:y="-0.198cm" svg:width="18.708cm" svg:height="14.075cm">
          <chartooo:coordinate-region svg:x="1.603cm" svg:y="0cm" svg:width="17.239cm" svg:height="13.678cm"/>
          <chart:axis chart:dimension="x" chart:name="primary-x" chart:style-name="ch3" chartooo:axis-type="auto">
            <chart:categories table:cell-range-address="'Coodenadas PNG -&gt; GPS'.A3:'Coodenadas PNG -&gt; GPS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odenadas PNG -&gt; GPS'.E3:'Coodenadas PNG -&gt; GPS'.E14" chart:label-cell-address="'Coodenadas PNG -&gt; GPS'.A3:'Coodenadas PNG -&gt; GPS'.A14" chart:class="chart:scatter">
            <chart:domain table:cell-range-address="'Coodenadas PNG -&gt; GPS'.D3:'Coodenadas PNG -&gt; GPS'.D14"/>
            <chart:data-point chart:repeated="4"/>
            <chart:data-point chart:style-name="ch7"/>
            <chart:data-point chart:repeated="5"/>
            <chart:data-point chart:style-name="ch7"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Aotizhongxin Changping Dingling Dongsi Guanyuan Gucheng Huairou Nongzhanguan Shunyi Tiantan Wanliu Wanshouxigong</text:p>
                <text:list>
                  <text:list-item>
                    <text:p>Aotizhongxin</text:p>
                  </text:list-item>
                  <text:list-item>
                    <text:p>Changping</text:p>
                  </text:list-item>
                  <text:list-item>
                    <text:p>Dingling</text:p>
                  </text:list-item>
                  <text:list-item>
                    <text:p>Dongsi</text:p>
                  </text:list-item>
                  <text:list-item>
                    <text:p>Guanyuan</text:p>
                  </text:list-item>
                  <text:list-item>
                    <text:p>Gucheng</text:p>
                  </text:list-item>
                  <text:list-item>
                    <text:p>Huairou</text:p>
                  </text:list-item>
                  <text:list-item>
                    <text:p>Nongzhanguan</text:p>
                  </text:list-item>
                  <text:list-item>
                    <text:p>Shunyi</text:p>
                  </text:list-item>
                  <text:list-item>
                    <text:p>Tiantan</text:p>
                  </text:list-item>
                  <text:list-item>
                    <text:p>Wanliu</text:p>
                  </text:list-item>
                  <text:list-item>
                    <text:p>Wanshouxigong</text:p>
                  </text:list-item>
                </text:list>
                <draw:g>
                  <svg:desc>'Coodenadas PNG -&gt; GPS'.A3:'Coodenadas PNG -&gt; GPS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otizhongxin</text:p>
                <draw:g>
                  <svg:desc>'Coodenadas PNG -&gt; GPS'.A3:'Coodenadas PNG -&gt; GPS'.A14</svg:desc>
                </draw:g>
              </table:table-cell>
              <table:table-cell office:value-type="float" office:value="1711">
                <text:p>1711</text:p>
                <draw:g>
                  <svg:desc>'Coodenadas PNG -&gt; GPS'.D3:'Coodenadas PNG -&gt; GPS'.D14</svg:desc>
                </draw:g>
              </table:table-cell>
              <table:table-cell office:value-type="float" office:value="-1446">
                <text:p>-1446</text:p>
                <draw:g>
                  <svg:desc>'Coodenadas PNG -&gt; GPS'.E3:'Coodenadas PNG -&gt; GPS'.E14</svg:desc>
                </draw:g>
              </table:table-cell>
            </table:table-row>
            <table:table-row>
              <table:table-cell office:value-type="string">
                <text:p>Changping</text:p>
              </table:table-cell>
              <table:table-cell office:value-type="float" office:value="1245">
                <text:p>1245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>Dingling</text:p>
              </table:table-cell>
              <table:table-cell office:value-type="float" office:value="1218">
                <text:p>121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Dongsi</text:p>
              </table:table-cell>
              <table:table-cell office:value-type="float" office:value="1760">
                <text:p>1760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Guanyuan</text:p>
              </table:table-cell>
              <table:table-cell office:value-type="float" office:value="1555">
                <text:p>1555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Gucheng</text:p>
              </table:table-cell>
              <table:table-cell office:value-type="float" office:value="1131">
                <text:p>113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Huairou</text:p>
              </table:table-cell>
              <table:table-cell office:value-type="float" office:value="2328">
                <text:p>2328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Nongzhanguan</text:p>
              </table:table-cell>
              <table:table-cell office:value-type="float" office:value="1885">
                <text:p>188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Shunyi</text:p>
              </table:table-cell>
              <table:table-cell office:value-type="float" office:value="2403">
                <text:p>2403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Tiantan</text:p>
              </table:table-cell>
              <table:table-cell office:value-type="float" office:value="1737">
                <text:p>173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Wanliu</text:p>
              </table:table-cell>
              <table:table-cell office:value-type="float" office:value="1408">
                <text:p>1408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Wanshouxigong</text:p>
              </table:table-cell>
              <table:table-cell office:value-type="float" office:value="1586">
                <text:p>1586</text:p>
              </table:table-cell>
              <table:table-cell office:value-type="float" office:value="-1726">
                <text:p>-1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